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8b3c" officeooo:paragraph-rsid="00028b3c"/>
    </style:style>
    <style:style style:name="P2" style:family="paragraph" style:parent-style-name="Standard">
      <style:paragraph-properties fo:text-align="center" style:justify-single-word="false"/>
      <style:text-properties officeooo:rsid="00028b3c" officeooo:paragraph-rsid="00028b3c"/>
    </style:style>
    <style:style style:name="P3" style:family="paragraph" style:parent-style-name="Standard">
      <style:paragraph-properties fo:text-align="start" style:justify-single-word="false"/>
      <style:text-properties officeooo:rsid="0002d551" officeooo:paragraph-rsid="0002d55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8b3c" officeooo:paragraph-rsid="00028b3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d81ec" officeooo:paragraph-rsid="000d81e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ba69c" officeooo:paragraph-rsid="000ba69c"/>
    </style:style>
    <style:style style:name="P7" style:family="paragraph" style:parent-style-name="Standard">
      <style:paragraph-properties fo:text-align="start" style:justify-single-word="false"/>
      <style:text-properties fo:font-weight="bold" officeooo:rsid="000ba69c" officeooo:paragraph-rsid="000ba69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f98d6" officeooo:paragraph-rsid="000f98d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ba69c" officeooo:paragraph-rsid="000ba69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0ba69c" officeooo:paragraph-rsid="000ba69c"/>
    </style:style>
    <style:style style:name="T1" style:family="text">
      <style:text-properties officeooo:rsid="0002d55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a69c" style:font-weight-asian="bold" style:font-weight-complex="bold"/>
    </style:style>
    <style:style style:name="T4" style:family="text">
      <style:text-properties fo:font-weight="bold" officeooo:rsid="00111bc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ad55" style:font-weight-asian="normal" style:font-weight-complex="normal"/>
    </style:style>
    <style:style style:name="T7" style:family="text">
      <style:text-properties fo:font-weight="normal" officeooo:rsid="00111bc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ool Selection</text:p>
      <text:p text:style-name="P2"/>
      <text:p text:style-name="P1"><text:span text:style-name="T2">GitHub</text:span> – <text:span text:style-name="T1">source code management</text:span></text:p>
      <text:p text:style-name="P1"/>
      <text:p text:style-name="P1"><text:span text:style-name="T2">Flutter</text:span> – <text:span text:style-name="T1">some familiarity with it, supports mobile, web support in beta</text:span></text:p>
      <text:p text:style-name="P1"/>
      <text:p text:style-name="P3"><text:span text:style-name="T2">Search Engine </text:span><text:span text:style-name="T3">APIs</text:span>:</text:p>
      <text:p text:style-name="P1"/>
      <text:p text:style-name="P1"><text:tab/>Google Search – <text:span text:style-name="T1">default</text:span></text:p>
      <text:p text:style-name="P1"/>
      <text:p text:style-name="P1"><text:tab/><text:span text:style-name="T1">DuckDuckGo</text:span></text:p>
      <text:p text:style-name="P1"/>
      <text:p text:style-name="P1"><text:tab/>searx</text:p>
      <text:p text:style-name="P1"/>
      <text:p text:style-name="P6"><text:span text:style-name="T2">Auth0 –</text:span><text:span text:style-name="T5"> User authentication service </text:span><text:span text:style-name="T6">JWT</text:span></text:p>
      <text:p text:style-name="P7"/>
      <text:p text:style-name="P6"><text:span text:style-name="T2">OneSignal –</text:span><text:span text:style-name="T5"> Send web/push notifications to devices</text:span></text:p>
      <text:p text:style-name="P7"/>
      <text:p text:style-name="P6"><text:span text:style-name="T2">Django – </text:span><text:span text:style-name="T7">API b</text:span><text:span text:style-name="T5">ackend for mobile and web applications</text:span></text:p>
      <text:p text:style-name="P6"><text:span text:style-name="T5"/></text:p>
      <text:p text:style-name="P8">Celery + Redis – <text:span text:style-name="T5">Schedule downloading images and notfications</text:span></text:p>
      <text:p text:style-name="P9"/>
      <text:p text:style-name="P5">PostgreSQL – <text:span text:style-name="T5">Store user and image metadata, some familiarity with i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4T13:30:43.234000000</meta:creation-date>
    <dc:date>2020-11-17T14:29:47.209000000</dc:date>
    <meta:editing-duration>PT2H5M33S</meta:editing-duration>
    <meta:editing-cycles>1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2" meta:word-count="62" meta:character-count="447" meta:non-whitespace-character-count="386"/>
  </office:meta>
</office:document-meta>
</file>